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BA000001D2AAAF07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215cm" svg:height="14.378cm" svg:x="3.169cm" svg:y="2.286cm">
          <draw:image xlink:href="Pictures/10000000000002BA000001D2AAAF07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3" draw:text-style-name="P1" draw:layer="layout" svg:width="2.286cm" svg:height="2.286cm" svg:x="1.77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86cm" svg:height="2.286cm" svg:x="7.377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86cm" svg:height="2.286cm" svg:x="9.877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86cm" svg:height="2.286cm" svg:x="5.977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048cm" svg:y1="12.7cm" svg:x2="7.62cm" svg:y2="8.939cm">
          <text:p/>
        </draw:line>
        <draw:line draw:style-name="gr6" draw:text-style-name="P1" draw:layer="layout" svg:x1="7.112cm" svg:y1="12.7cm" svg:x2="8.128cm" svg:y2="8.939cm">
          <text:p/>
        </draw:line>
        <draw:line draw:style-name="gr6" draw:text-style-name="P1" draw:layer="layout" svg:x1="10.668cm" svg:y1="12.7cm" svg:x2="8.89cm" svg:y2="9.144cm">
          <text:p/>
        </draw:line>
        <draw:frame draw:style-name="gr7" draw:layer="layout" svg:width="11.43cm" svg:height="0.962cm" svg:x="1.524cm" svg:y="15.494cm">
          <draw:text-box>
            <text:p>X0=1<text:tab/><text:tab/><text:tab/>x1<text:tab/><text:tab/><text:tab/>x2</text:p>
          </draw:text-box>
        </draw:frame>
        <draw:frame draw:style-name="gr8" draw:layer="layout" svg:width="0.82cm" svg:height="0.962cm" svg:x="5.588cm" svg:y="7.62cm">
          <draw:text-box>
            <text:p>y</text:p>
          </draw:text-box>
        </draw:frame>
        <draw:line draw:style-name="gr9" draw:text-style-name="P1" draw:layer="layout" svg:x1="7.874cm" svg:y1="8.128cm" svg:x2="8.636cm" svg:y2="8.128cm">
          <text:p/>
        </draw:line>
        <draw:line draw:style-name="gr9" draw:text-style-name="P1" draw:layer="layout" svg:x1="8.636cm" svg:y1="7.62cm" svg:x2="8.636cm" svg:y2="8.128cm">
          <text:p/>
        </draw:line>
        <draw:line draw:style-name="gr9" draw:text-style-name="P1" draw:layer="layout" svg:x1="8.536cm" svg:y1="7.566cm" svg:x2="9.298cm" svg:y2="7.566cm">
          <text:p/>
        </draw:line>
        <draw:frame draw:style-name="standard" draw:layer="layout" svg:width="6.452cm" svg:height="4.859cm" svg:x="18.377cm" svg:y="3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x1</text:p>
              </table:table-cell>
              <table:table-cell>
                <text:p>x2</text:p>
              </table:table-cell>
              <table:table-cell>
                <text:p>r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1" draw:layer="layout" svg:x1="17.78cm" svg:y1="15.748cm" svg:x2="25.146cm" svg:y2="15.748cm">
          <text:p/>
        </draw:line>
        <draw:line draw:style-name="gr6" draw:text-style-name="P1" draw:layer="layout" svg:x1="17.78cm" svg:y1="15.748cm" svg:x2="17.78cm" svg:y2="9.144cm">
          <text:p/>
        </draw:line>
        <draw:frame draw:style-name="gr7" draw:layer="layout" svg:width="1.778cm" svg:height="0.962cm" svg:x="24.638cm" svg:y="16.264cm">
          <draw:text-box>
            <text:p>x1</text:p>
          </draw:text-box>
        </draw:frame>
        <draw:frame draw:style-name="gr7" draw:layer="layout" svg:width="1.27cm" svg:height="0.962cm" svg:x="16.04cm" svg:y="9.144cm">
          <draw:text-box>
            <text:p>x2</text:p>
          </draw:text-box>
        </draw:frame>
        <draw:custom-shape draw:style-name="gr10" draw:text-style-name="P1" draw:layer="layout" svg:width="0.762cm" svg:height="0.762cm" svg:x="17.526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7.525cm" svg:y="1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62cm" svg:height="0.762cm" svg:x="17.525cm" svg:y="1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21.425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7.325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21.425cm" svg:y="1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779cm" svg:y1="11.687cm" svg:x2="22.282cm" svg:y2="17.684cm">
          <text:p/>
        </draw:line>
        <draw:frame draw:style-name="gr7" draw:layer="layout" svg:width="2.032cm" svg:height="0.962cm" svg:x="16.764cm" svg:y="16.256cm">
          <draw:text-box>
            <text:p>(0,0)</text:p>
          </draw:text-box>
        </draw:frame>
        <draw:frame draw:style-name="gr7" draw:layer="layout" svg:width="2.032cm" svg:height="0.962cm" svg:x="16.764cm" svg:y="16.256cm">
          <draw:text-box>
            <text:p>(0,0)</text:p>
          </draw:text-box>
        </draw:frame>
        <draw:frame draw:style-name="gr7" draw:layer="layout" svg:width="2.032cm" svg:height="0.962cm" svg:x="23.164cm" svg:y="10.956cm">
          <draw:text-box>
            <text:p>(1,1)</text:p>
          </draw:text-box>
        </draw:frame>
        <draw:frame draw:style-name="gr7" draw:layer="layout" svg:width="2.032cm" svg:height="0.962cm" svg:x="15.064cm" svg:y="10.856cm">
          <draw:text-box>
            <text:p>(1,0)</text:p>
          </draw:text-box>
        </draw:frame>
        <draw:frame draw:style-name="gr7" draw:layer="layout" svg:width="2.032cm" svg:height="0.962cm" svg:x="21.164cm" svg:y="16.256cm">
          <draw:text-box>
            <text:p>(1,0)</text:p>
          </draw:text-box>
        </draw:frame>
        <draw:frame draw:style-name="gr7" draw:layer="layout" svg:width="7.112cm" svg:height="0.962cm" svg:x="4.572cm" svg:y="10.16cm">
          <draw:text-box>
            <text:p>-0.5<text:tab/><text:tab/>1<text:tab/> <text:s text:c="4"/>1</text:p>
          </draw:text-box>
        </draw:frame>
        <draw:frame draw:style-name="gr7" draw:layer="layout" svg:width="2.032cm" svg:height="0.962cm" svg:x="19.812cm" svg:y="16.256cm">
          <draw:text-box>
            <text:p>0.5</text:p>
          </draw:text-box>
        </draw:frame>
        <draw:frame draw:style-name="gr7" draw:layer="layout" svg:width="1.778cm" svg:height="0.962cm" svg:x="16.21cm" svg:y="13.208cm">
          <draw:text-box>
            <text:p>0.5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3:15:20</meta:creation-date>
    <dc:date>2012-10-29T13:30:34</dc:date>
    <meta:editing-duration>P0D</meta:editing-duration>
    <meta:editing-cycles>1</meta:editing-cycles>
    <meta:document-statistic meta:object-count="58"/>
    <meta:generator>LibreOffice/3.5$Linux_X86_64 LibreOffice_project/350m1$Build-2</meta:generator>
  </office:meta>
</office:document-meta>
</file>